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0B0000039ECFBE50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erif SC" svg:font-family="'Noto Serif SC'" style:font-family-generic="system" style:font-pitch="variable"/>
    <style:font-face style:name="StarSymbol" svg:font-family="StarSymbol" style:font-family-generic="roman" style:font-pitch="variable"/>
    <style:font-face style:name="StarSymbol1" svg:font-family="Star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_20__28_WW_29_">
      <style:paragraph-properties fo:break-before="pag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erif SC" svg:font-family="'Noto Serif SC'" style:font-family-generic="system" style:font-pitch="variable"/>
    <style:font-face style:name="StarSymbol" svg:font-family="StarSymbol" style:font-family-generic="roman" style:font-pitch="variable"/>
    <style:font-face style:name="StarSymbol1" svg:font-family="Star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Noto Serif SC" style:font-size-asian="10pt" style:language-asian="zh" style:country-asian="CN" style:font-name-complex="Noto Sans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0pt" fo:language="es" fo:country="ES" style:letter-kerning="false" style:font-name-asian="Noto Serif SC" style:font-size-asian="10pt" style:language-asian="zh" style:country-asian="CN" style:font-name-complex="Noto Sans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_20__28_WW_29_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_20__28_WW_29_" style:class="extra">
      <style:paragraph-properties fo:margin-top="0.212cm" fo:margin-bottom="0.212cm" style:contextual-spacing="false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_20__28_WW_29_" style:class="index">
      <style:text-properties style:font-name-complex="Tahoma" style:font-family-complex="Tahoma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class="chapter">
      <style:paragraph-properties fo:margin-top="0cm" fo:margin-bottom="0.141cm" style:contextual-spacing="true" fo:line-height="100%"/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Standard" style:class="chapter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Standard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class="index">
      <style:paragraph-properties fo:margin-left="0.776cm" fo:margin-top="0cm" fo:margin-bottom="0.176cm" style:contextual-spacing="false"/>
    </style:style>
    <style:style style:name="Contents_20_4" style:display-name="Contents 4" style:family="paragraph" style:parent-style-name="Standard" style:class="index">
      <style:paragraph-properties fo:margin-left="1.164cm" fo:margin-top="0cm" fo:margin-bottom="0.176cm" style:contextual-spacing="false"/>
    </style:style>
    <style:style style:name="Contents_20_5" style:display-name="Contents 5" style:family="paragraph" style:parent-style-name="Standard" style:class="index">
      <style:paragraph-properties fo:margin-left="1.552cm" fo:margin-top="0cm" fo:margin-bottom="0.176cm" style:contextual-spacing="false"/>
    </style:style>
    <style:style style:name="Contents_20_6" style:display-name="Contents 6" style:family="paragraph" style:parent-style-name="Standard" style:class="index">
      <style:paragraph-properties fo:margin-left="1.94cm" fo:margin-top="0cm" fo:margin-bottom="0.176cm" style:contextual-spacing="false"/>
    </style:style>
    <style:style style:name="Contents_20_7" style:display-name="Contents 7" style:family="paragraph" style:parent-style-name="Standard" style:class="index">
      <style:paragraph-properties fo:margin-left="2.328cm" fo:margin-top="0cm" fo:margin-bottom="0.176cm" style:contextual-spacing="false"/>
    </style:style>
    <style:style style:name="Contents_20_8" style:display-name="Contents 8" style:family="paragraph" style:parent-style-name="Standard" style:class="index">
      <style:paragraph-properties fo:margin-left="2.716cm" fo:margin-top="0cm" fo:margin-bottom="0.176cm" style:contextual-spacing="false"/>
    </style:style>
    <style:style style:name="Contents_20_9" style:display-name="Contents 9" style:family="paragraph" style:parent-style-name="Standard" style:class="index">
      <style:paragraph-properties fo:margin-left="3.104cm" fo:margin-top="0cm" fo:margin-bottom="0.176cm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cm" style:contextual-spacing="false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class="index">
      <style:paragraph-properties fo:margin-top="0cm" fo:margin-bottom="0cm" style:contextual-spacing="false"/>
    </style:style>
    <style:style style:name="DStyle_5f_paragraph" style:display-name="DStyle_paragraph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MX" style:font-name-asian="Arial Unicode MS" style:font-family-asian="'Arial Unicode M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_28_WW_29_" style:display-name="Standard (WW)" style:family="paragraph" style:parent-style-name="DStyle_5f_paragraph"/>
    <style:style style:name="Header_20_and_20_Footer" style:display-name="Header and Footer" style:family="paragraph" style:parent-style-name="Standard_20__28_WW_29_" style:class="extra">
      <style:paragraph-properties>
        <style:tab-stops>
          <style:tab-stop style:position="8.793cm" style:type="center"/>
          <style:tab-stop style:position="17.588cm" style:type="right"/>
        </style:tab-stops>
      </style:paragraph-properties>
    </style:style>
    <style:style style:name="Header" style:family="paragraph" style:parent-style-name="Standard_20__28_WW_29_" style:class="extra">
      <style:paragraph-properties>
        <style:tab-stops>
          <style:tab-stop style:position="8.793cm" style:type="center"/>
          <style:tab-stop style:position="17.588cm" style:type="right"/>
        </style:tab-stops>
      </style:paragraph-properties>
    </style:style>
    <style:style style:name="Text_20_body_20__28_WW_29_" style:display-name="Text body (WW)" style:family="paragraph" style:parent-style-name="Standard_20__28_WW_29_">
      <style:paragraph-properties fo:margin-top="0cm" fo:margin-bottom="0.212cm" style:contextual-spacing="false"/>
    </style:style>
    <style:style style:name="Footer" style:family="paragraph" style:parent-style-name="Standard_20__28_WW_29_" style:class="extra">
      <style:paragraph-properties>
        <style:tab-stops>
          <style:tab-stop style:position="8.793cm" style:type="center"/>
          <style:tab-stop style:position="17.588cm" style:type="right"/>
        </style:tab-stops>
      </style:paragraph-properties>
    </style:style>
    <style:style style:name="Table_20_Contents" style:display-name="Table Contents" style:family="paragraph" style:parent-style-name="Standard_20__28_WW_29_" style:class="extra"/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ing_20_1" style:display-name="Heading 1" style:family="paragraph" style:parent-style-name="Header" style:class="chapter">
      <style:text-properties fo:font-weight="bold" style:font-weight-asian="bold" style:font-weight-complex="bold"/>
    </style:style>
    <style:style style:name="Default" style:family="paragraph" style:parent-style-name="Standard_20__28_WW_29_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WW8Num10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1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0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1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11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1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99" style:display-name="ListLabel 199" style:family="text"/>
    <style:style style:name="ListLabel_20_200" style:display-name="ListLabel 20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20" style:display-name="ListLabel 220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23" style:display-name="ListLabel 223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26" style:display-name="ListLabel 226" style:family="text"/>
    <style:style style:name="ListLabel_20_227" style:display-name="ListLabel 22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29" style:display-name="ListLabel 229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32" style:display-name="ListLabel 232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7" style:display-name="ListLabel 247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0" style:display-name="ListLabel 250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3" style:display-name="ListLabel 253" style:family="text"/>
    <style:style style:name="ListLabel_20_254" style:display-name="ListLabel 25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6" style:display-name="ListLabel 256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57" style:display-name="ListLabel 25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9" style:display-name="ListLabel 259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60" style:display-name="ListLabel 26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62" style:display-name="ListLabel 262" style:family="text"/>
    <style:style style:name="ListLabel_20_263" style:display-name="ListLabel 26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65" style:display-name="ListLabel 265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68" style:display-name="ListLabel 268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3" style:display-name="ListLabel 283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84" style:display-name="ListLabel 28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6" style:display-name="ListLabel 286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87" style:display-name="ListLabel 28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9" style:display-name="ListLabel 289" style:family="text"/>
    <style:style style:name="ListLabel_20_290" style:display-name="ListLabel 29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92" style:display-name="ListLabel 292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93" style:display-name="ListLabel 29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95" style:display-name="ListLabel 295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96" style:display-name="ListLabel 29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98" style:display-name="ListLabel 298" style:family="text"/>
    <style:style style:name="ListLabel_20_299" style:display-name="ListLabel 29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0" style:display-name="ListLabel 30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01" style:display-name="ListLabel 301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302" style:display-name="ListLabel 30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04" style:display-name="ListLabel 304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305" style:display-name="ListLabel 30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07" style:display-name="ListLabel 307" style:family="text"/>
    <style:style style:name="ListLabel_20_308" style:display-name="ListLabel 30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0" style:display-name="ListLabel 310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311" style:display-name="ListLabel 3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3" style:display-name="ListLabel 313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314" style:display-name="ListLabel 3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2" loext:is-legal="true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is-legal="true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is-legal="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is-legal="true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is-legal="true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is-legal="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is-legal="true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is-legal="true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11" loext:is-legal="true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is-legal="true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is-legal="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is-legal="true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is-legal="true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is-legal="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is-legal="true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is-legal="true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20" loext:is-legal="true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is-legal="true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is-legal="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is-legal="true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is-legal="true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is-legal="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is-legal="true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is-legal="true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29" loext:is-legal="true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is-legal="true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is-legal="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is-legal="true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is-legal="true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is-legal="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is-legal="true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is-legal="true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38" loext:is-legal="true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is-legal="true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is-legal="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is-legal="true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is-legal="true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is-legal="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is-legal="true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is-legal="true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47" loext:is-legal="true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is-legal="true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is-legal="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is-legal="true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is-legal="true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is-legal="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is-legal="true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is-legal="true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is-legal="true" loext:num-list-format="%1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56" loext:is-legal="true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loext:is-legal="true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58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9" loext:is-legal="true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0" loext:is-legal="true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61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62" loext:is-legal="true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63" loext:is-legal="true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66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67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68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69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70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71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72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75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76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77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78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79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80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81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84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85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86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87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88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89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90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bullet>
      <text:list-level-style-bullet text:level="2" text:style-name="ListLabel_20_92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bullet>
      <text:list-level-style-bullet text:level="3" text:style-name="ListLabel_20_93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4" text:style-name="ListLabel_20_94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bullet>
      <text:list-level-style-bullet text:level="5" text:style-name="ListLabel_20_95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bullet>
      <text:list-level-style-bullet text:level="6" text:style-name="ListLabel_20_96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bullet>
      <text:list-level-style-bullet text:level="7" text:style-name="ListLabel_20_97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8" text:style-name="ListLabel_20_98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bullet>
      <text:list-level-style-bullet text:level="9" text:style-name="ListLabel_20_99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102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103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104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105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106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107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108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is-legal="true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is-legal="true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11" loext:is-legal="true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12" loext:is-legal="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13" loext:is-legal="true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14" loext:is-legal="true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15" loext:is-legal="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16" loext:is-legal="true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17" loext:is-legal="true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is-legal="true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is-legal="true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0" loext:is-legal="true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21" loext:is-legal="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22" loext:is-legal="true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23" loext:is-legal="true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24" loext:is-legal="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25" loext:is-legal="true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26" loext:is-legal="true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is-legal="true" loext:num-list-format="%1%" text:bullet-char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bullet>
      <text:list-level-style-bullet text:level="2" text:style-name="ListLabel_20_128" loext:is-legal="true" loext:num-list-format="%2%" text:bullet-char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bullet>
      <text:list-level-style-bullet text:level="3" text:style-name="ListLabel_20_129" loext:is-legal="true" loext:num-list-format="%3%" text:bullet-char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bullet>
      <text:list-level-style-bullet text:level="4" text:style-name="ListLabel_20_130" loext:is-legal="true" loext:num-list-format="%4%" text:bullet-char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bullet>
      <text:list-level-style-bullet text:level="5" text:style-name="ListLabel_20_131" loext:is-legal="true" loext:num-list-format="%5%" text:bullet-char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bullet>
      <text:list-level-style-bullet text:level="6" text:style-name="ListLabel_20_132" loext:is-legal="true" loext:num-list-format="%6%" text:bullet-char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bullet>
      <text:list-level-style-bullet text:level="7" text:style-name="ListLabel_20_133" loext:is-legal="true" loext:num-list-format="%7%" text:bullet-char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bullet>
      <text:list-level-style-bullet text:level="8" text:style-name="ListLabel_20_134" loext:is-legal="true" loext:num-list-format="%8%" text:bullet-char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bullet>
      <text:list-level-style-bullet text:level="9" text:style-name="ListLabel_20_135" loext:is-legal="true" loext:num-list-format="%9%" text:bullet-char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138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139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140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141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142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143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144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46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147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148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149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150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151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152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153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156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157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158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159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160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161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162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165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166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167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168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169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170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171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174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175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176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177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178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179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180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82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183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184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185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186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187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188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189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bullet>
      <text:list-level-style-bullet text:level="2" text:style-name="ListLabel_20_19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bullet>
      <text:list-level-style-bullet text:level="2" text:style-name="ListLabel_20_20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0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bullet>
      <text:list-level-style-bullet text:level="2" text:style-name="ListLabel_20_209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bullet>
      <text:list-level-style-bullet text:level="3" text:style-name="ListLabel_20_210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4" text:style-name="ListLabel_20_211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bullet>
      <text:list-level-style-bullet text:level="5" text:style-name="ListLabel_20_212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bullet>
      <text:list-level-style-bullet text:level="6" text:style-name="ListLabel_20_213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bullet>
      <text:list-level-style-bullet text:level="7" text:style-name="ListLabel_20_214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8" text:style-name="ListLabel_20_215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bullet>
      <text:list-level-style-bullet text:level="9" text:style-name="ListLabel_20_216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bullet>
      <text:list-level-style-bullet text:level="2" text:style-name="ListLabel_20_21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bullet>
      <text:list-level-style-bullet text:level="2" text:style-name="ListLabel_20_22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bullet>
      <text:list-level-style-bullet text:level="2" text:style-name="ListLabel_20_236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bullet>
      <text:list-level-style-bullet text:level="3" text:style-name="ListLabel_20_237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4" text:style-name="ListLabel_20_238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bullet>
      <text:list-level-style-bullet text:level="5" text:style-name="ListLabel_20_239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bullet>
      <text:list-level-style-bullet text:level="6" text:style-name="ListLabel_20_240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bullet>
      <text:list-level-style-bullet text:level="7" text:style-name="ListLabel_20_241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8" text:style-name="ListLabel_20_242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bullet>
      <text:list-level-style-bullet text:level="9" text:style-name="ListLabel_20_243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bullet>
      <text:list-level-style-bullet text:level="2" text:style-name="ListLabel_20_24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bullet>
      <text:list-level-style-bullet text:level="2" text:style-name="ListLabel_20_25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bullet>
      <text:list-level-style-bullet text:level="2" text:style-name="ListLabel_20_26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bullet>
      <text:list-level-style-bullet text:level="2" text:style-name="ListLabel_20_272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bullet>
      <text:list-level-style-bullet text:level="3" text:style-name="ListLabel_20_273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4" text:style-name="ListLabel_20_274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bullet>
      <text:list-level-style-bullet text:level="5" text:style-name="ListLabel_20_275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bullet>
      <text:list-level-style-bullet text:level="6" text:style-name="ListLabel_20_276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bullet>
      <text:list-level-style-bullet text:level="7" text:style-name="ListLabel_20_277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8" text:style-name="ListLabel_20_278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bullet>
      <text:list-level-style-bullet text:level="9" text:style-name="ListLabel_20_279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bullet>
      <text:list-level-style-bullet text:level="2" text:style-name="ListLabel_20_28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8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8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bullet>
      <text:list-level-style-bullet text:level="2" text:style-name="ListLabel_20_29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bullet>
      <text:list-level-style-bullet text:level="2" text:style-name="ListLabel_20_29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0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0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0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0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0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0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bullet>
      <text:list-level-style-bullet text:level="2" text:style-name="ListLabel_20_30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1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1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1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bullet>
      <text:list-level-style-bullet text:level="2" text:style-name="ListLabel_20_317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bullet>
      <text:list-level-style-bullet text:level="3" text:style-name="ListLabel_20_318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4" text:style-name="ListLabel_20_319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bullet>
      <text:list-level-style-bullet text:level="5" text:style-name="ListLabel_20_320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bullet>
      <text:list-level-style-bullet text:level="6" text:style-name="ListLabel_20_321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bullet>
      <text:list-level-style-bullet text:level="7" text:style-name="ListLabel_20_322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8" text:style-name="ListLabel_20_323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bullet>
      <text:list-level-style-bullet text:level="9" text:style-name="ListLabel_20_324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bullet>
      <text:list-level-style-bullet text:level="2" text:style-name="ListLabel_20_326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bullet>
      <text:list-level-style-bullet text:level="3" text:style-name="ListLabel_20_327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4" text:style-name="ListLabel_20_328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bullet>
      <text:list-level-style-bullet text:level="5" text:style-name="ListLabel_20_329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bullet>
      <text:list-level-style-bullet text:level="6" text:style-name="ListLabel_20_330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bullet>
      <text:list-level-style-bullet text:level="7" text:style-name="ListLabel_20_331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8" text:style-name="ListLabel_20_332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bullet>
      <text:list-level-style-bullet text:level="9" text:style-name="ListLabel_20_333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bullet>
      <text:list-level-style-bullet text:level="2" text:style-name="ListLabel_20_335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bullet>
      <text:list-level-style-bullet text:level="3" text:style-name="ListLabel_20_336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4" text:style-name="ListLabel_20_337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bullet>
      <text:list-level-style-bullet text:level="5" text:style-name="ListLabel_20_338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bullet>
      <text:list-level-style-bullet text:level="6" text:style-name="ListLabel_20_339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bullet>
      <text:list-level-style-bullet text:level="7" text:style-name="ListLabel_20_340" loext:is-legal="true" loext:num-list-format="• " style:num-suffix="• " text:bullet-char="•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8" text:style-name="ListLabel_20_341" loext:is-legal="true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bullet>
      <text:list-level-style-bullet text:level="9" text:style-name="ListLabel_20_342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7" style:family="table">
      <style:table-properties style:width="15.582cm" fo:margin-left="0.004cm" fo:margin-top="0cm" fo:margin-bottom="0cm" table:align="left" style:writing-mode="page"/>
    </style:style>
    <style:style style:name="Tabla7.A" style:family="table-column">
      <style:table-column-properties style:column-width="3.517cm"/>
    </style:style>
    <style:style style:name="Tabla7.B" style:family="table-column">
      <style:table-column-properties style:column-width="8.467cm"/>
    </style:style>
    <style:style style:name="Tabla7.C" style:family="table-column">
      <style:table-column-properties style:column-width="3.598cm"/>
    </style:style>
    <style:style style:name="Tabla7.1" style:family="table-row">
      <style:table-row-properties style:min-row-height="1.342cm" fo:keep-together="auto"/>
    </style:style>
    <style:style style:name="Tabla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.B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Tabla7.C1" style:family="table-cell">
      <style:table-cell-properties fo:padding="0.097cm" fo:border="0.25pt solid #000000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MP2" style:family="paragraph" style:parent-style-name="Text_20_body_20__28_WW_29_">
      <style:paragraph-properties fo:margin-top="0cm" fo:margin-bottom="0cm" style:contextual-spacing="false" fo:text-align="center" style:justify-single-word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8.793cm" style:type="center"/>
          <style:tab-stop style:position="17.588cm" style:type="right"/>
        </style:tab-stops>
      </style:paragraph-properties>
    </style:style>
    <style:style style:name="MT1" style:family="text">
      <style:text-properties style:font-name="Arial" fo:font-size="9pt" style:font-size-asian="9pt" style:font-size-complex="9pt"/>
    </style:style>
    <style:style style:name="MT2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1.499cm" fo:margin-bottom="1.499cm" fo:margin-left="3cm" fo:margin-right="3cm" style:writing-mode="lr-tb" style:layout-grid-color="#c0c0c0" style:layout-grid-lines="24942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Table_20_Contents"><draw:frame draw:style-name="Mfr1" draw:name="Imagen1" text:anchor-type="as-char" svg:width="3.149cm" svg:height="1.559cm" draw:z-index="0"><draw:image xlink:href="Pictures/100000010000070B0000039ECFBE5086.png" xlink:type="simple" xlink:show="embed" xlink:actuate="onLoad" draw:mime-type="image/png"/></draw:frame></text:p>
            </table:table-cell>
            <table:table-cell table:style-name="Tabla7.B1" office:value-type="string">
              <text:p text:style-name="MP1">(PERFIL DE PUESTO) </text:p>
            </table:table-cell>
            <table:table-cell table:style-name="Tabla7.C1" office:value-type="string">
              <text:p text:style-name="MP2" loext:marker-style-name="MT1"><text:span text:style-name="MT1">DG-NG-00X</text:span><text:span text:style-name="MT1"/></text:p>
              <text:p text:style-name="MP2" loext:marker-style-name="MT1"><text:span text:style-name="MT1">Página </text:span><text:page-number text:select-page="current">1</text:page-number><text:span text:style-name="MT1"><text:s/>de </text:span><text:page-count>1</text:page-count></text:p>
              <text:p text:style-name="MP2" loext:marker-style-name="MT1"><text:span text:style-name="MT1">Versión 1</text:span><text:span text:style-name="MT1"/></text:p>
              <text:p text:style-name="MP2" loext:marker-style-name="MT1"><text:span text:style-name="MT1">Revisión </text:span><loext:content-control loext:date="true" loext:date-rfc-language-tag="en-US" loext:current-date="2025-08-21T18:53:32.441770127"><text:span text:style-name="MT1">21/08/25</text:span></loext:content-control></text:p>
            </table:table-cell>
          </table:table-row>
        </table:table>
        <text:p text:style-name="Standard_20__28_WW_29_"/>
      </style:header>
      <style:footer>
        <text:p text:style-name="MP3" loext:marker-style-name="MT2"><text:span text:style-name="MT2">¡La Versión vigente de este documento se encuentra en la Intranet, si está revisando una versión impresa o ubicada en otro sitio electrónico, verifique que corresponde a la versión vigente, de lo contrario, podría estar utilizando un documento obsoleto! </text:span><text:span text:style-name="MT2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2</meta:editing-cycles>
    <meta:creation-date>2009-07-08T13:29:53</meta:creation-date>
    <dc:date>2026-03-31T17:34:35.473728063</dc:date>
    <meta:generator>LibreOffice/25.2.7.2$Linux_X86_64 LibreOffice_project/520$Build-2</meta:generator>
    <meta:editing-duration>PT1M53S</meta:editing-duration>
    <meta:document-statistic meta:table-count="1" meta:image-count="1" meta:object-count="0" meta:page-count="1" meta:paragraph-count="7" meta:word-count="51" meta:character-count="322" meta:non-whitespace-character-count="274"/>
    <meta:user-defined meta:name="Información 1"/>
    <meta:user-defined meta:name="Información 2"/>
    <meta:user-defined meta:name="Información 3"/>
    <meta:user-defined meta:name="Información 4"/>
  </office:meta>
</office:document-meta>
</file>